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7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Multiple Types</text:p>
          </table:table-cell>
          <table:table-cell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2"><text:a xlink:href="https://github.com/Gurubux/StatQuest/blob/master/Regularization-Ridge-Lasso-ElasticNet/Ridge/Ridge.ipynb" xlink:type="simple">Ridge.ipynb</text:a></text:span></text:p>
            <text:p><text:span text:style-name="T2"><text:a xlink:href="https://github.com/Gurubux/StatQuest/blob/master/Regularization-Ridge-Lasso-ElasticNet/Lasso/Lasso.ipynb" xlink:type="simple">Lasso.ipynb</text:a></text:span></text:p>
            <text:p><text:span text:style-name="T2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4"/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1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0:32:14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10T22:29:13.517000000</dc:date>
    <meta:editing-duration>PT22H15M45S</meta:editing-duration>
    <meta:editing-cycles>12</meta:editing-cycles>
    <meta:document-statistic meta:table-count="1" meta:cell-count="77" meta:object-count="0"/>
  </office:meta>
</office:document-meta>
</file>